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 table:protected="true" table:protection-key="nlM2XGphPJp6bIhz9NPXeZ0aQpQ=" table:protection-key-digest-algorithm="http://www.w3.org/2000/09/xmldsig#sha1">
        <loext:table-protection loext:select-unprotected-cells="true"/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1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5" calcext:value-type="float">
            <text:p>2015</text:p>
          </table:table-cell>
          <table:table-cell table:style-name="ce3" table:formula="of:=CONCATENATE([.B2];[.A2];[.C2];[.A2];[.D2])" office:value-type="string" office:string-value="6:16:2015" calcext:value-type="string">
            <text:p>6:16:20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9])&gt;60;SUM([.J2:.J9])+ROUND(INT(SUM([.K2:.K9]))/60;0);SUM([.J2:.J9]));[.A2];IF(SUM([.K2:.K9])&gt;60;ROUND(60*(ROUND(INT(SUM([.K2:.K9])/60)-SUM([.K2:.K9])/60;2)*-1);0)))" office:value-type="string" office:string-value="80:37" calcext:value-type="string" table:number-columns-spanned="1" table:number-rows-spanned="8">
            <text:p>80:3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7" calcext:value-type="float">
            <text:p>2017</text:p>
          </table:table-cell>
          <table:table-cell table:style-name="ce3" table:formula="of:=CONCATENATE([.B4];[.A4];[.C4];[.A4];[.D4])" office:value-type="string" office:string-value="6:17:2017" calcext:value-type="string">
            <text:p>6:17:20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CONCATENATE([.B5];[.A5];[.C5];[.A5];[.D5])" office:value-type="string" office:string-value="6:18:2018" calcext:value-type="string">
            <text:p>6:18:20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9" calcext:value-type="float">
            <text:p>2019</text:p>
          </table:table-cell>
          <table:table-cell table:style-name="ce3" table:formula="of:=CONCATENATE([.B6];[.A6];[.C6];[.A6];[.D6])" office:value-type="string" office:string-value="6:19:2019" calcext:value-type="string">
            <text:p>6:19:20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20" calcext:value-type="float">
            <text:p>2020</text:p>
          </table:table-cell>
          <table:table-cell table:style-name="ce3" table:formula="of:=CONCATENATE([.B7];[.A7];[.C7];[.A7];[.D7])" office:value-type="string" office:string-value="6:20:2020" calcext:value-type="string">
            <text:p>6:20:20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21" calcext:value-type="float">
            <text:p>2021</text:p>
          </table:table-cell>
          <table:table-cell table:style-name="ce3" table:formula="of:=CONCATENATE([.B8];[.A8];[.C8];[.A8];[.D8])" office:value-type="string" office:string-value="6:21:2021" calcext:value-type="string">
            <text:p>6:21:20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2" calcext:value-type="float">
            <text:p>2022</text:p>
          </table:table-cell>
          <table:table-cell table:style-name="ce3" table:formula="of:=CONCATENATE([.B9];[.A9];[.C9];[.A9];[.D9])" office:value-type="string" office:string-value="6:22:2022" calcext:value-type="string">
            <text:p>6:22:20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3" calcext:value-type="float">
            <text:p>2023</text:p>
          </table:table-cell>
          <table:table-cell table:style-name="ce3" table:formula="of:=CONCATENATE([.B10];[.A10];[.C10];[.A10];[.D10])" office:value-type="string" office:string-value="6:23:2023" calcext:value-type="string">
            <text:p>6:23:20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table-cell table:style-name="ce4" table:formula="of:=CONCATENATE(IF(SUM([.K10:.K17])&gt;60;SUM([.J10:.J17])+ROUND(INT(SUM([.K10:.K17]))/60;0);SUM([.J10:.J17]));[.A10];IF(SUM([.K10:.K17])&gt;60;ROUND(60*(ROUND(INT(SUM([.K10:.K17])/60)-SUM([.K10:.K17])/60;2)*-1);0)))" office:value-type="string" office:string-value="64:22" calcext:value-type="string" table:number-columns-spanned="1" table:number-rows-spanned="8">
            <text:p>64:2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24" calcext:value-type="float">
            <text:p>2024</text:p>
          </table:table-cell>
          <table:table-cell table:style-name="ce3" table:formula="of:=CONCATENATE([.B11];[.A11];[.C11];[.A11];[.D11])" office:value-type="string" office:string-value="6:24:2024" calcext:value-type="string">
            <text:p>6:24:20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25" calcext:value-type="float">
            <text:p>2025</text:p>
          </table:table-cell>
          <table:table-cell table:style-name="ce3" table:formula="of:=CONCATENATE([.B12];[.A12];[.C12];[.A12];[.D12])" office:value-type="string" office:string-value="6:25:2025" calcext:value-type="string">
            <text:p>6:25:20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26" calcext:value-type="float">
            <text:p>2026</text:p>
          </table:table-cell>
          <table:table-cell table:style-name="ce3" table:formula="of:=CONCATENATE([.B13];[.A13];[.C13];[.A13];[.D13])" office:value-type="string" office:string-value="6:26:2026" calcext:value-type="string">
            <text:p>6:26:20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27" calcext:value-type="float">
            <text:p>2027</text:p>
          </table:table-cell>
          <table:table-cell table:style-name="ce3" table:formula="of:=CONCATENATE([.B14];[.A14];[.C14];[.A14];[.D14])" office:value-type="string" office:string-value="6:27:2027" calcext:value-type="string">
            <text:p>6:27:20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28" calcext:value-type="float">
            <text:p>2028</text:p>
          </table:table-cell>
          <table:table-cell table:style-name="ce3" table:formula="of:=CONCATENATE([.B15];[.A15];[.C15];[.A15];[.D15])" office:value-type="string" office:string-value="6:28:2028" calcext:value-type="string">
            <text:p>6:28:20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29" calcext:value-type="float">
            <text:p>2029</text:p>
          </table:table-cell>
          <table:table-cell table:style-name="ce3" table:formula="of:=CONCATENATE([.B16];[.A16];[.C16];[.A16];[.D16])" office:value-type="string" office:string-value="6:29:2029" calcext:value-type="string">
            <text:p>6:29:20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30" calcext:value-type="float">
            <text:p>2030</text:p>
          </table:table-cell>
          <table:table-cell table:style-name="ce3" table:formula="of:=CONCATENATE([.B17];[.A17];[.C17];[.A17];[.D17])" office:value-type="string" office:string-value="6:30:2030" calcext:value-type="string">
            <text:p>6:30:20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31" calcext:value-type="float">
            <text:p>2031</text:p>
          </table:table-cell>
          <table:table-cell table:style-name="ce3" table:formula="of:=CONCATENATE([.B18];[.A18];[.C18];[.A18];[.D18])" office:value-type="string" office:string-value="7:1:2031" calcext:value-type="string">
            <text:p>7:1:203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table-cell table:style-name="ce4" table:formula="of:=CONCATENATE(IF(SUM([.K18:.K25])&gt;60;SUM([.J18:.J25])+ROUND(INT(SUM([.K18:.K25]))/60;0);SUM([.J18:.J25]));[.A18];IF(SUM([.K18:.K25])&gt;60;ROUND(60*(ROUND(INT(SUM([.K18:.K25])/60)-SUM([.K18:.K25])/60;2)*-1);0)))" office:value-type="string" office:string-value="59:15" calcext:value-type="string" table:number-columns-spanned="1" table:number-rows-spanned="8">
            <text:p>59:1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32" calcext:value-type="float">
            <text:p>2032</text:p>
          </table:table-cell>
          <table:table-cell table:style-name="ce3" table:formula="of:=CONCATENATE([.B19];[.A19];[.C19];[.A19];[.D19])" office:value-type="string" office:string-value="7:2:2032" calcext:value-type="string">
            <text:p>7:2:20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33" calcext:value-type="float">
            <text:p>2033</text:p>
          </table:table-cell>
          <table:table-cell table:style-name="ce3" table:formula="of:=CONCATENATE([.B20];[.A20];[.C20];[.A20];[.D20])" office:value-type="string" office:string-value="7:3:2033" calcext:value-type="string">
            <text:p>7:3:20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34" calcext:value-type="float">
            <text:p>2034</text:p>
          </table:table-cell>
          <table:table-cell table:style-name="ce3" table:formula="of:=CONCATENATE([.B21];[.A21];[.C21];[.A21];[.D21])" office:value-type="string" office:string-value="7:4:2034" calcext:value-type="string">
            <text:p>7:4:20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35" calcext:value-type="float">
            <text:p>2035</text:p>
          </table:table-cell>
          <table:table-cell table:style-name="ce3" table:formula="of:=CONCATENATE([.B22];[.A22];[.C22];[.A22];[.D22])" office:value-type="string" office:string-value="7:5:2035" calcext:value-type="string">
            <text:p>7:5:203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36" calcext:value-type="float">
            <text:p>2036</text:p>
          </table:table-cell>
          <table:table-cell table:style-name="ce3" table:formula="of:=CONCATENATE([.B23];[.A23];[.C23];[.A23];[.D23])" office:value-type="string" office:string-value="7:6:2036" calcext:value-type="string">
            <text:p>7:6:20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37" calcext:value-type="float">
            <text:p>2037</text:p>
          </table:table-cell>
          <table:table-cell table:style-name="ce3" table:formula="of:=CONCATENATE([.B24];[.A24];[.C24];[.A24];[.D24])" office:value-type="string" office:string-value="7:7:2037" calcext:value-type="string">
            <text:p>7:7:203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38" calcext:value-type="float">
            <text:p>2038</text:p>
          </table:table-cell>
          <table:table-cell table:style-name="ce3" table:formula="of:=CONCATENATE([.B25];[.A25];[.C25];[.A25];[.D25])" office:value-type="string" office:string-value="7:8:2038" calcext:value-type="string">
            <text:p>7:8:203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39" calcext:value-type="float">
            <text:p>2039</text:p>
          </table:table-cell>
          <table:table-cell table:style-name="ce3" table:formula="of:=CONCATENATE([.B26];[.A26];[.C26];[.A26];[.D26])" office:value-type="string" office:string-value="7:9:2039" calcext:value-type="string">
            <text:p>7:9:203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table-cell table:style-name="ce4" table:formula="of:=CONCATENATE(IF(SUM([.K26:.K33])&gt;60;SUM([.J26:.J33])+ROUND(INT(SUM([.K26:.K33]))/60;0);SUM([.J26:.J33]));[.A26];IF(SUM([.K26:.K33])&gt;60;ROUND(60*(ROUND(INT(SUM([.K26:.K33])/60)-SUM([.K26:.K33])/60;2)*-1);0)))" office:value-type="string" office:string-value="24:20" calcext:value-type="string" table:number-columns-spanned="1" table:number-rows-spanned="8">
            <text:p>24:2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40" calcext:value-type="float">
            <text:p>2040</text:p>
          </table:table-cell>
          <table:table-cell table:style-name="ce3" table:formula="of:=CONCATENATE([.B27];[.A27];[.C27];[.A27];[.D27])" office:value-type="string" office:string-value="7:10:2040" calcext:value-type="string">
            <text:p>7:10:204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41" calcext:value-type="float">
            <text:p>2041</text:p>
          </table:table-cell>
          <table:table-cell table:style-name="ce3" table:formula="of:=CONCATENATE([.B28];[.A28];[.C28];[.A28];[.D28])" office:value-type="string" office:string-value="7:11:2041" calcext:value-type="string">
            <text:p>7:11:20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42" calcext:value-type="float">
            <text:p>2042</text:p>
          </table:table-cell>
          <table:table-cell table:style-name="ce3" table:formula="of:=CONCATENATE([.B29];[.A29];[.C29];[.A29];[.D29])" office:value-type="string" office:string-value="8:12:2042" calcext:value-type="string">
            <text:p>8:12:2042</text:p>
          </table:table-cell>
          <table:table-cell table:style-name="ce1" table:number-columns-repeated="4"/>
          <table:table-cell table:style-name="ce3" table:formula="of:=IF([.F29]-[.H29]&lt;0;([.H29]-[.F29]);([.H29]-[.F29])*-1)" office:value-type="float" office:value="-0" calcext:value-type="float">
            <text:p>0</text:p>
          </table:table-cell>
          <table:table-cell table:style-name="ce3" table:formula="of:=IF([.G29]-[.I29]&lt;0;([.I29]-[.G29]);([.I29]-[.G29])*-1)" office:value-type="float" office:value="-0" calcext:value-type="float">
            <text:p>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43" calcext:value-type="float">
            <text:p>2043</text:p>
          </table:table-cell>
          <table:table-cell table:style-name="ce3" table:formula="of:=CONCATENATE([.B30];[.A30];[.C30];[.A30];[.D30])" office:value-type="string" office:string-value="9:13:2043" calcext:value-type="string">
            <text:p>9:13:2043</text:p>
          </table:table-cell>
          <table:table-cell table:style-name="ce1" table:number-columns-repeated="4"/>
          <table:table-cell table:style-name="ce3" table:formula="of:=IF([.F30]-[.H30]&lt;0;([.H30]-[.F30]);([.H30]-[.F30])*-1)" office:value-type="float" office:value="-0" calcext:value-type="float">
            <text:p>0</text:p>
          </table:table-cell>
          <table:table-cell table:style-name="ce3" table:formula="of:=IF([.G30]-[.I30]&lt;0;([.I30]-[.G30]);([.I30]-[.G30])*-1)" office:value-type="float" office:value="-0" calcext:value-type="float">
            <text:p>0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44" calcext:value-type="float">
            <text:p>2044</text:p>
          </table:table-cell>
          <table:table-cell table:style-name="ce3" table:formula="of:=CONCATENATE([.B31];[.A31];[.C31];[.A31];[.D31])" office:value-type="string" office:string-value="10:14:2044" calcext:value-type="string">
            <text:p>10:14:2044</text:p>
          </table:table-cell>
          <table:table-cell table:style-name="ce1" table:number-columns-repeated="4"/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45" calcext:value-type="float">
            <text:p>2045</text:p>
          </table:table-cell>
          <table:table-cell table:style-name="ce3" table:formula="of:=CONCATENATE([.B32];[.A32];[.C32];[.A32];[.D32])" office:value-type="string" office:string-value="11:15:2045" calcext:value-type="string">
            <text:p>11:15:2045</text:p>
          </table:table-cell>
          <table:table-cell table:style-name="ce1" table:number-columns-repeated="4"/>
          <table:table-cell table:style-name="ce3" table:formula="of:=IF([.F32]-[.H32]&lt;0;([.H32]-[.F32]);([.H32]-[.F32])*-1)" office:value-type="float" office:value="-0" calcext:value-type="float">
            <text:p>0</text:p>
          </table:table-cell>
          <table:table-cell table:style-name="ce3" table:formula="of:=IF([.G32]-[.I32]&lt;0;([.I32]-[.G32]);([.I32]-[.G32])*-1)" office:value-type="float" office:value="-0" calcext:value-type="float">
            <text:p>0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46" calcext:value-type="float">
            <text:p>2046</text:p>
          </table:table-cell>
          <table:table-cell table:style-name="ce3" table:formula="of:=CONCATENATE([.B33];[.A33];[.C33];[.A33];[.D33])" office:value-type="string" office:string-value="12:16:2046" calcext:value-type="string">
            <text:p>12:16:2046</text:p>
          </table:table-cell>
          <table:table-cell table:style-name="ce1" table:number-columns-repeated="4"/>
          <table:table-cell table:style-name="ce3" table:formula="of:=IF([.F33]-[.H33]&lt;0;([.H33]-[.F33]);([.H33]-[.F33])*-1)" office:value-type="float" office:value="-0" calcext:value-type="float">
            <text:p>0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0:0" calcext:value-type="string">
            <text:p>0:0</text:p>
          </table:table-cell>
          <table:covered-table-cell table:style-name="ce3"/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00:40:09.795902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3:51:36.559268266</meta:creation-date>
    <dc:date>2016-07-11T00:41:06.468853859</dc:date>
    <meta:editing-duration>PT32M27S</meta:editing-duration>
    <meta:editing-cycles>26</meta:editing-cycles>
    <meta:generator>LibreOffice/5.0.6.3$Linux_X86_64 LibreOffice_project/00m0$Build-3</meta:generator>
    <meta:document-statistic meta:table-count="1" meta:cell-count="381" meta:object-count="0"/>
  </office:meta>
</office:document-meta>
</file>